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5.3583in" table:align="left"/>
    </style:style>
    <style:style style:name="Table1.A" style:family="table-column">
      <style:table-column-properties style:column-width="1.9389in"/>
    </style:style>
    <style:style style:name="Table1.B" style:family="table-column">
      <style:table-column-properties style:column-width="3.419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ปัญหานี้เกิดจากการพยายามติดตั้ง <text:span text:style-name="Strong_20_Emphasis"><text:span text:style-name="Source_20_Text">node-sass</text:span></text:span> บน <text:span text:style-name="Strong_20_Emphasis">Node.js v22.x</text:span> ซึ่งไม่รองรับแล้ว และยังมี error เรื่อง Python syntax (เพราะ script พยายามใช้ <text:span text:style-name="Source_20_Text">python2</text:span> style กับ <text:span text:style-name="Source_20_Text">python3</text:span>)</text:p>
      <text:p text:style-name="Horizontal_20_Line"/>
      <text:h text:style-name="Heading_20_2" text:outline-level="2">💥 สาเหตุหลัก:</text:h>
      <text:list text:style-name="L1">
        <text:list-item>
          <text:p text:style-name="P1"><text:span text:style-name="Source_20_Text">node-sass</text:span> <text:span text:style-name="Strong_20_Emphasis">ไม่รองรับ Node 18+</text:span> แล้ว โดยเฉพาะ Node 20, 22 จะติดแน่นอน</text:p>
        </text:list-item>
        <text:list-item>
          <text:p text:style-name="P1"><text:span text:style-name="Source_20_Text">node-gyp</text:span> ต้องการ Python เวอร์ชันที่ใช้ syntax แบบ Python 2 (<text:span text:style-name="Source_20_Text">print "..."</text:span>)<text:line-break/>แต่เครื่องคุณมี Python 3 → จึงเจอ SyntaxError</text:p>
        </text:list-item>
      </text:list>
      <text:p text:style-name="Horizontal_20_Line"/>
      <text:h text:style-name="Heading_20_2" text:outline-level="2">✅ วิธีแก้ที่ดีที่สุด</text:h>
      <text:h text:style-name="Heading_20_3" text:outline-level="3">✅ 1. <text:span text:style-name="Strong_20_Emphasis">ลบ </text:span><text:span text:style-name="Strong_20_Emphasis"><text:span text:style-name="Source_20_Text">node-sass</text:span></text:span><text:span text:style-name="Strong_20_Emphasis"> แล้วเปลี่ยนไปใช้ </text:span><text:span text:style-name="Strong_20_Emphasis"><text:span text:style-name="Source_20_Text">sass</text:span></text:span><text:span text:style-name="Strong_20_Emphasis"> แทน</text:span></text:h>
      <text:p text:style-name="Preformatted_20_Text"><text:span text:style-name="Source_20_Text">cd webui</text:span></text:p>
      <text:p text:style-name="Preformatted_20_Text"><text:span text:style-name="Source_20_Text">npm uninstall node-sass</text:span></text:p>
      <text:p text:style-name="P2"><text:span text:style-name="Source_20_Text">npm install sass</text:span></text:p>
      <text:p text:style-name="Quotations">Angular และ ngx-admin รองรับ <text:span text:style-name="Source_20_Text">sass</text:span> (Dart Sass) อยู่แล้ว 100% และเป็นเวอร์ชันทางการแทน <text:span text:style-name="Source_20_Text">node-sass</text:span></text:p>
      <text:p text:style-name="Horizontal_20_Line"/>
      <text:h text:style-name="Heading_20_3" text:outline-level="3">✅ 2. ลบไฟล์ติดตั้งเดิม แล้วติดตั้งใหม่</text:h>
      <text:p text:style-name="Preformatted_20_Text"><text:span text:style-name="Source_20_Text">rm -rf node_modules package-lock.json</text:span></text:p>
      <text:p text:style-name="P2"><text:span text:style-name="Source_20_Text">npm install</text:span></text:p>
      <text:p text:style-name="Text_20_body">หรือถ้าใช้ Windows:</text:p>
      <text:p text:style-name="Preformatted_20_Text"><text:span text:style-name="Source_20_Text">rmdir /s /q node_modules</text:span></text:p>
      <text:p text:style-name="Preformatted_20_Text"><text:span text:style-name="Source_20_Text">del package-lock.json</text:span></text:p>
      <text:p text:style-name="P2"><text:span text:style-name="Source_20_Text">npm install</text:span></text:p>
      <text:p text:style-name="Horizontal_20_Line"/>
      <text:h text:style-name="Heading_20_3" text:outline-level="3">✅ 3. หากยังไม่เวิร์ก ให้ลอง downgrade Node (ชั่วคราว):</text:h>
      <text:p text:style-name="Preformatted_20_Text"><text:span text:style-name="Source_20_Text">nvm install 18</text:span></text:p>
      <text:p text:style-name="P2"><text:span text:style-name="Source_20_Text">nvm use 18</text:span></text:p>
      <text:p text:style-name="Quotations">แล้วลอง <text:span text:style-name="Source_20_Text">npm install</text:span> อีกครั้ง<text:line-break/>(Node 18 ยัง compatible กับ <text:span text:style-name="Source_20_Text">node-sass</text:span> ได้บางเวอร์ชัน ถ้าจำเป็นต้องใช้)</text:p>
      <text:p text:style-name="Horizontal_20_Line"/>
      <text:h text:style-name="Heading_20_2" text:outline-level="2"><text:soft-page-break/>✳️ เสริม: ตรวจสอบ <text:span text:style-name="Source_20_Text">package.json</text:span></text:h>
      <text:p text:style-name="Text_20_body">เปิด <text:span text:style-name="Source_20_Text">webui/package.json</text:span> แล้วเช็คว่าข้างในใช้ <text:span text:style-name="Source_20_Text">node-sass</text:span> หรือยัง:</text:p>
      <text:p text:style-name="Preformatted_20_Text"><text:span text:style-name="Source_20_Text">"dependencies": {</text:span></text:p>
      <text:p text:style-name="Preformatted_20_Text"><text:span text:style-name="Source_20_Text"><text:s text:c="2"/>...</text:span></text:p>
      <text:p text:style-name="Preformatted_20_Text"><text:span text:style-name="Source_20_Text"><text:s text:c="2"/>"node-sass": "^6.0.1", <text:s text:c="3"/>← ❌ เปลี่ยนเป็น</text:span></text:p>
      <text:p text:style-name="Preformatted_20_Text"><text:span text:style-name="Source_20_Text"><text:s text:c="2"/>"sass": "^1.75.0" <text:s text:c="9"/>← ✅</text:span></text:p>
      <text:p text:style-name="P2"><text:span text:style-name="Source_20_Text">}</text:span></text:p>
      <text:p text:style-name="Quotations">จากนั้นรัน <text:span text:style-name="Source_20_Text">npm install</text:span> ใหม่</text:p>
      <text:p text:style-name="Horizontal_20_Line"/>
      <text:h text:style-name="Heading_20_2" text:outline-level="2">🔚 สรุป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ปัญหา</text:p>
            </table:table-cell>
            <table:table-cell table:style-name="Table1.A1" office:value-type="string">
              <text:p text:style-name="Table_20_Heading">ทางแก้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ode-sass</text:span> + Node v22.x</text:p>
          </table:table-cell>
          <table:table-cell table:style-name="Table1.A1" office:value-type="string">
            <text:p text:style-name="Table_20_Contents">❌ ไม่รองรับ</text:p>
          </table:table-cell>
        </table:table-row>
        <table:table-row>
          <table:table-cell table:style-name="Table1.A1" office:value-type="string">
            <text:p text:style-name="Table_20_Contents"><text:span text:style-name="Source_20_Text">node-gyp</text:span> + Python3</text:p>
          </table:table-cell>
          <table:table-cell table:style-name="Table1.A1" office:value-type="string">
            <text:p text:style-name="Table_20_Contents">มี syntax error เพราะใช้ syntax แบบ python2</text:p>
          </table:table-cell>
        </table:table-row>
        <table:table-row>
          <table:table-cell table:style-name="Table1.A1" office:value-type="string">
            <text:p text:style-name="Table_20_Contents">✅ ทางแก้</text:p>
          </table:table-cell>
          <table:table-cell table:style-name="Table1.A1" office:value-type="string">
            <text:p text:style-name="Table_20_Contents">เปลี่ยนเป็น <text:span text:style-name="Source_20_Text">sass</text:span>, ลบ <text:span text:style-name="Source_20_Text">node_modules</text:span>, ติดตั้งใหม่</text:p>
          </table:table-cell>
        </table:table-row>
      </table:table>
      <text:p text:style-name="Horizontal_20_Line"/>
      <text:p text:style-name="Text_20_body">ต้องการให้ผมช่วยแก้ <text:span text:style-name="Source_20_Text">package.json</text:span>, เช็กว่าโค้ดใช้ <text:span text:style-name="Source_20_Text">node-sass</text:span> ที่ไฟล์ <text:span text:style-name="Source_20_Text">.scss</text:span> ไหน หรือเช็ก compatibility ก็สามารถส่งไฟล์มาได้เลยครับ 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46:21.380089300</meta:creation-date>
    <dc:date>2025-06-18T23:46:22.609176400</dc:date>
    <meta:editing-duration>PT1S</meta:editing-duration>
    <meta:editing-cycles>1</meta:editing-cycles>
    <meta:document-statistic meta:table-count="1" meta:image-count="0" meta:object-count="0" meta:page-count="2" meta:paragraph-count="39" meta:word-count="574" meta:character-count="1278" meta:non-whitespace-character-count="1117"/>
    <meta:generator>LibreOffice/25.2.4.3$Windows_X86_64 LibreOffice_project/33e196637044ead23f5c3226cde09b47731f7e27</meta:generator>
  </office:meta>
</office:document-meta>
</file>